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3e8" officeooo:paragraph-rsid="000a53e8"/>
    </style:style>
    <style:style style:name="P2" style:family="paragraph" style:parent-style-name="Standard">
      <style:text-properties fo:font-size="13pt" fo:font-weight="bold" officeooo:rsid="000a53e8" officeooo:paragraph-rsid="000a53e8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officeooo:rsid="000a53e8" officeooo:paragraph-rsid="000a53e8" style:font-size-asian="13pt" style:font-weight-asian="normal" style:font-size-complex="13pt" style:font-weight-complex="normal"/>
    </style:style>
    <style:style style:name="P4" style:family="paragraph" style:parent-style-name="Standard">
      <style:text-properties officeooo:paragraph-rsid="000a53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2pt" fo:font-weight="bold" style:font-size-asian="42pt" style:font-weight-asian="bold" style:font-size-complex="42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0a53e8" style:font-size-asian="13pt" style:font-weight-asian="bold" style:font-size-complex="13pt" style:font-weight-complex="bold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0a53e8" style:font-size-asian="13pt" style:font-weight-asian="normal" style:font-size-complex="13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3"/><text:span text:style-name="T5">STEM CELL DONATION CAMPAIGN</text:span></text:p>
      <text:p text:style-name="P2"><text:s text:c="16"/>ADI SHANKARA INSTITUTE OF ENGINEERING AND TECHNOLOGY</text:p>
      <text:p text:style-name="P3"/>
      <text:p text:style-name="P3"/>
      <text:p text:style-name="P3">02/2025</text:p>
      <text:p text:style-name="P4"><text:span text:style-name="T1">ASIET</text:span><text:span text:style-name="T9">,Kerala,India</text:span></text:p>
      <text:p text:style-name="P1"><text:span text:style-name="T9"/></text:p>
      <text:p text:style-name="P1"><text:span text:style-name="T8">Updated and maintained databases with current information.</text:span></text:p>
      <text:p text:style-name="P1"><text:span text:style-name="T8">Exceeded customer satisfaction by finding creative solutions to problems.</text:span></text:p>
      <text:p text:style-name="P1"><text:span text:style-name="T8">Prioritized and organized tasks to efficiently accomplish service goals</text:span></text:p>
      <text:p text:style-name="P1"><text:span text:style-name="T8"/></text:p>
      <text:p text:style-name="P1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26:03.046698424</meta:creation-date>
    <dc:date>2025-03-21T11:33:57.935619324</dc:date>
    <meta:editing-duration>PT7M55S</meta:editing-duration>
    <meta:editing-cycles>1</meta:editing-cycles>
    <meta:document-statistic meta:table-count="0" meta:image-count="0" meta:object-count="0" meta:page-count="1" meta:paragraph-count="7" meta:word-count="38" meta:character-count="365" meta:non-whitespace-character-count="275"/>
    <meta:generator>LibreOffice/7.3.7.2$Linux_X86_64 LibreOffice_project/30$Build-2</meta:generator>
  </office:meta>
</office:document-meta>
</file>